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4.5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-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Yellow+Green+Cya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e-dryland-j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luffy Fiir Tree</text:p>
          </table:table-cell>
          <table:table-cell office:value-type="string" calcext:value-type="string">
            <text:p>Dark Green + Brown Green + Bright Green + Pale Green + Pale Cya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e-dryland-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earded Fiir Tree</text:p>
          </table:table-cell>
          <table:table-cell office:value-type="string" calcext:value-type="string">
            <text:p>Bright Dark Greens, Pale, Brow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e-dryland-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reamtrap Fiir Tree</text:p>
          </table:table-cell>
          <table:table-cell office:value-type="string" calcext:value-type="string">
            <text:p>Pale Pink + Drak Purpl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e-wetland-o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ickling Fiir Tree</text:p>
          </table:table-cell>
          <table:table-cell office:value-type="string" calcext:value-type="string">
            <text:p>Bright + Pale Dark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ee-dryland-o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ree-snow-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canic</text:p>
          </table:table-cell>
          <table:table-cell/>
          <table:table-cell office:value-type="string" calcext:value-type="string">
            <text:p>Tree-volcanic-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SORT</text:p>
          </table:table-cell>
          <table:table-cell/>
          <table:table-cell office:value-type="string" calcext:value-type="string">
            <text:p>Tree-dryland-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-09</text:p>
          </table:table-cell>
          <table:table-cell office:value-type="string" calcext:value-type="string">
            <text:p>Dead standing</text:p>
          </table:table-cell>
          <table:table-cell office:value-type="string" calcext:value-type="string">
            <text:p>Dead-grey-trunk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e-09-brown</text:p>
          </table:table-cell>
          <table:table-cell/>
          <table:table-cell office:value-type="string" calcext:value-type="string">
            <text:p>Dead-tree-deser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e-09-red</text:p>
          </table:table-cell>
          <table:table-cell/>
          <table:table-cell office:value-type="string" calcext:value-type="string">
            <text:p>Dry-hairy-tre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e-desert-j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e-desert-l</text:p>
          </table:table-cell>
          <table:table-cell office:value-type="string" calcext:value-type="string">
            <text:p>Dead lying</text:p>
          </table:table-cell>
          <table:table-cell office:value-type="string" calcext:value-type="string">
            <text:p>Dead-dry-hairy-tre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e-desert-n</text:p>
          </table:table-cell>
          <table:table-cell office:value-type="string" calcext:value-type="string">
            <text:p>Almost Stump</text:p>
          </table:table-cell>
          <table:table-cell office:value-type="string" calcext:value-type="string">
            <text:p>Dry-tre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ee-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ee-08-red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ee-08-brow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ee-desert-a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ee-desert-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ee-dryland-f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ee-grassland-j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ree-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ree-dryland-b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ree-dryland-d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ree-dryland-h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ree-grassland-h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ree-wetland-e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ree-desert-h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ree-desert-k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ree-desert-m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ee-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ee-02-red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ee-grassland-k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ee-grassland-o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ree-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ree-wetland-k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ree-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ree-wetland-m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ree-wetland-h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ree-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ree-06-brown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ree-desert-j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ree-dryland-n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ree-dryland-a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re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e-grassland-h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e-grassland-p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e-wetland-g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e-wetland-c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ee-desert-c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ee-desert-i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ee-grassland-i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ee-grassland-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ee-dryland-k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ree-grassland-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ree-grassland-h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ree-dryland-m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ree-dryland-c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ree-grassland-b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ree-desert-f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ree-desert-b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ree-desert-d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ree-dryland-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ree-dryland-g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ree-grassland-c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ree-wetland-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ree-wetland-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ree-wetland-m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ree-wetland-f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ree-wetland-i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ree-wetland-d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ree-grassland-q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ree-wetland-b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ree-grassland-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Tree-grassland-g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Tree-grassland-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Tree-grassland-d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Tree-wetland-j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Tree-grassland-m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Tree-grassland-f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02:32:08.414247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2T17:17:01.668857817</meta:creation-date>
    <dc:date>2022-04-12T03:25:37.223968788</dc:date>
    <meta:editing-duration>PT1H38M32S</meta:editing-duration>
    <meta:editing-cycles>8</meta:editing-cycles>
    <meta:generator>LibreOffice/6.4.7.2$Linux_X86_64 LibreOffice_project/40$Build-2</meta:generator>
    <meta:document-statistic meta:table-count="1" meta:cell-count="187" meta:object-count="0"/>
  </office:meta>
</office:document-meta>
</file>